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6.137cm" table:align="left"/>
    </style:style>
    <style:style style:name="Tabela1.A" style:family="table-column">
      <style:table-column-properties style:column-width="2.905cm"/>
    </style:style>
    <style:style style:name="Tabela1.B" style:family="table-column">
      <style:table-column-properties style:column-width="3.23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.4cm" fo:margin-bottom="0cm" style:contextual-spacing="false"/>
    </style:style>
    <style:style style:name="P4" style:family="paragraph" style:parent-style-name="Text_20_body" style:list-style-name="L1"/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run deep networks in browse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Original author </text:p>
          </table:table-cell>
          <table:table-cell table:style-name="Tabela1.A1" office:value-type="string">
            <text:p text:style-name="Table_20_Contents">Dmitry Kurtaev </text:p>
          </table:table-cell>
        </table:table-row>
        <table:table-row>
          <table:table-cell table:style-name="Tabela1.A1" office:value-type="string">
            <text:p text:style-name="Table_20_Contents">Compatibility </text:p>
          </table:table-cell>
          <table:table-cell table:style-name="Tabela1.A1" office:value-type="string">
            <text:p text:style-name="Table_20_Contents">OpenCV &gt;= 3.3.1 </text:p>
          </table:table-cell>
        </table:table-row>
      </table:table>
      <text:h text:style-name="Heading_20_2" text:outline-level="2">Introduction</text:h>
      <text:p text:style-name="Text_20_body">This tutorial will show us how to run deep learning models using OpenCV.js right in a browser. Tutorial refers a sample of face detection and face recognition models pipeline.</text:p>
      <text:h text:style-name="Heading_20_2" text:outline-level="2"><text:bookmark text:name="autotoc_md401"/>Face detection</text:h>
      <text:p text:style-name="Text_20_body">Face detection network gets BGR image as input and produces set of bounding boxes that might contain faces. All that we need is just select the boxes with a strong confidence.</text:p>
      <text:h text:style-name="Heading_20_2" text:outline-level="2"><text:bookmark text:name="autotoc_md402"/>Face recognition</text:h>
      <text:p text:style-name="Text_20_body">Network is called OpenFace (project <text:a xlink:type="simple" xlink:href="https://github.com/cmusatyalab/openface" text:style-name="Internet_20_link" text:visited-style-name="Visited_20_Internet_20_Link">https://github.com/cmusatyalab/openface</text:a>). Face recognition model receives RGB face image of size <text:span text:style-name="Source_20_Text">96x96</text:span>. Then it returns <text:span text:style-name="Source_20_Text">128</text:span>-dimensional unit vector that represents input face as a point on the unit multidimensional sphere. So difference between two faces is an angle between two output vectors.</text:p>
      <text:h text:style-name="Heading_20_2" text:outline-level="2"><text:bookmark text:name="autotoc_md403"/>Sample</text:h>
      <text:p text:style-name="Text_20_body">All the sample is an HTML page that has JavaScript code to use OpenCV.js functionality. You may see an insertion of this page below. Press <text:span text:style-name="Source_20_Text">Start</text:span> button to begin a demo. Press <text:span text:style-name="Source_20_Text">Add a person</text:span> to name a person that is recognized as an unknown one. Next we'll discuss main parts of the code.</text:p>
      <text:list text:style-name="L1">
        <text:list-item>
          <text:p text:style-name="P2"><text:bookmark text:name="targetNames"/><text:bookmark text:name="targetImgs"/>Run face detection network to detect faces on input image. </text:p>
          <text:p text:style-name="P2">function detectFaces(img) {</text:p>
          <text:p text:style-name="P2">netDet.setInputSize(new cv.Size(img.cols, img.rows));</text:p>
          <text:p text:style-name="P2">var out = new cv.Mat();</text:p>
          <text:p text:style-name="P2">netDet.detect(img, out);</text:p>
          <text:p text:style-name="P2">var faces = [];</text:p>
          <text:p text:style-name="P2">for (var i = 0, n = out.data32F.length; i &lt; n; i += 15) {</text:p>
          <text:p text:style-name="P2">var left = out.data32F[i];</text:p>
          <text:p text:style-name="P2">var top = out.data32F[i + 1];</text:p>
          <text:p text:style-name="P2">var right = (out.data32F[i] + out.data32F[i + 2]);</text:p>
          <text:p text:style-name="P2">var bottom = (out.data32F[i + 1] + out.data32F[i + 3]);</text:p>
          <text:p text:style-name="P2">left = Math.min(Math.max(0, left), img.cols - 1);</text:p>
          <text:p text:style-name="P2">top = Math.min(Math.max(0, top), img.rows - 1);</text:p>
          <text:p text:style-name="P2">right = Math.min(Math.max(0, right), img.cols - 1);</text:p>
          <text:p text:style-name="P2">bottom = Math.min(Math.max(0, bottom), img.rows - 1);</text:p>
          <text:p text:style-name="P2">if (left &lt; right &amp;&amp; top &lt; bottom) {</text:p>
          <text:p text:style-name="P2">faces.push({</text:p>
          <text:p text:style-name="P2"><text:soft-page-break/>x: left,</text:p>
          <text:p text:style-name="P2">y: top,</text:p>
          <text:p text:style-name="P2">width: right - left,</text:p>
          <text:p text:style-name="P2">height: bottom - top,</text:p>
          <text:p text:style-name="P2">x1: out.data32F[i + 4] &lt; 0 || out.data32F[i + 4] &gt; img.cols - 1 ? -1 : out.data32F[i + 4],</text:p>
          <text:p text:style-name="P2">y1: out.data32F[i + 5] &lt; 0 || out.data32F[i + 5] &gt; img.rows - 1 ? -1 : out.data32F[i + 5],</text:p>
          <text:p text:style-name="P2">x2: out.data32F[i + 6] &lt; 0 || out.data32F[i + 6] &gt; img.cols - 1 ? -1 : out.data32F[i + 6],</text:p>
          <text:p text:style-name="P2">y2: out.data32F[i + 7] &lt; 0 || out.data32F[i + 7] &gt; img.rows - 1 ? -1 : out.data32F[i + 7],</text:p>
          <text:p text:style-name="P2">x3: out.data32F[i + 8] &lt; 0 || out.data32F[i + 8] &gt; img.cols - 1 ? -1 : out.data32F[i + 8],</text:p>
          <text:p text:style-name="P2">y3: out.data32F[i + 9] &lt; 0 || out.data32F[i + 9] &gt; img.rows - 1 ? -1 : out.data32F[i + 9],</text:p>
          <text:p text:style-name="P2">x4: out.data32F[i + 10] &lt; 0 || out.data32F[i + 10] &gt; img.cols - 1 ? -1 : out.data32F[i + 10],</text:p>
          <text:p text:style-name="P2">y4: out.data32F[i + 11] &lt; 0 || out.data32F[i + 11] &gt; img.rows - 1 ? -1 : out.data32F[i + 11],</text:p>
          <text:p text:style-name="P2">x5: out.data32F[i + 12] &lt; 0 || out.data32F[i + 12] &gt; img.cols - 1 ? -1 : out.data32F[i + 12],</text:p>
          <text:p text:style-name="P2">y5: out.data32F[i + 13] &lt; 0 || out.data32F[i + 13] &gt; img.rows - 1 ? -1 : out.data32F[i + 13],</text:p>
          <text:p text:style-name="P2">confidence: out.data32F[i + 14]</text:p>
          <text:p text:style-name="P2">})</text:p>
          <text:p text:style-name="P2">}</text:p>
          <text:p text:style-name="P2">}</text:p>
          <text:p text:style-name="P2">out.delete();</text:p>
          <text:p text:style-name="P2">return faces;</text:p>
          <text:p text:style-name="P2">};</text:p>
          <text:p text:style-name="P2">You may play with input blob sizes to balance detection quality and efficiency. The bigger input blob the smaller faces may be detected. </text:p>
        </text:list-item>
        <text:list-item>
          <text:p text:style-name="P3">Run face recognition network to receive <text:span text:style-name="Source_20_Text">128</text:span>-dimensional unit feature vector by input face image. </text:p>
          <text:p text:style-name="P2">function face2vec(face) {</text:p>
          <text:p text:style-name="P2">var blob = cv.blobFromImage(face, 1.0, {width: 112, height: 112}, [0, 0, 0, 0], true, false)</text:p>
          <text:p text:style-name="P2">netRecogn.setInput(blob);</text:p>
          <text:p text:style-name="P2">var vec = netRecogn.forward();</text:p>
          <text:p text:style-name="P2">blob.delete();</text:p>
          <text:p text:style-name="P2">return vec;</text:p>
          <text:p text:style-name="P2">};</text:p>
        </text:list-item>
        <text:list-item>
          <text:p text:style-name="P3">Perform a recognition. </text:p>
          <text:p text:style-name="P2">function recognize(face) {</text:p>
          <text:p text:style-name="P2">var vec = face2vec(face);</text:p>
          <text:p text:style-name="P2">var bestMatchName = 'unknown';</text:p>
          <text:p text:style-name="P2">var bestMatchScore = 30; // Threshold for face recognition.</text:p>
          <text:p text:style-name="P2">for (name in persons) {</text:p>
          <text:p text:style-name="P2">var personVec = persons[name];</text:p>
          <text:p text:style-name="P2">var score = vec.dot(personVec);</text:p>
          <text:p text:style-name="P2">if (score &gt; bestMatchScore) {</text:p>
          <text:p text:style-name="P2">bestMatchScore = score;</text:p>
          <text:p text:style-name="P2"><text:soft-page-break/>bestMatchName = name;</text:p>
          <text:p text:style-name="P2">}</text:p>
          <text:p text:style-name="P2">}</text:p>
          <text:p text:style-name="P2">vec.delete();</text:p>
          <text:p text:style-name="P2">return bestMatchName;</text:p>
          <text:p text:style-name="P2">};</text:p>
          <text:p text:style-name="P2">Match a new feature vector with registered ones. Return a name of the best matched person. </text:p>
        </text:list-item>
        <text:list-item>
          <text:p text:style-name="P3">The main loop. </text:p>
          <text:p text:style-name="P2">var isRunning = false;</text:p>
          <text:p text:style-name="P2">const FPS = 30; // Target number of frames processed per second.</text:p>
          <text:p text:style-name="P2">function captureFrame() {</text:p>
          <text:p text:style-name="P2">var begin = Date.now();</text:p>
          <text:p text:style-name="P2">cap.read(frame); // Read a frame from camera</text:p>
          <text:p text:style-name="P2">cv.cvtColor(frame, frameBGR, cv.COLOR_RGBA2BGR);</text:p>
          <text:p text:style-name="P2">var faces = detectFaces(frameBGR);</text:p>
          <text:p text:style-name="P2">faces.forEach(function(rect) {</text:p>
          <text:p text:style-name="P2">cv.rectangle(frame, {x: rect.x, y: rect.y}, {x: rect.x + rect.width, y: rect.y + rect.height}, [0, 255, 0, 255]);</text:p>
          <text:p text:style-name="P2">if(rect.x1&gt;0 &amp;&amp; rect.y1&gt;0)</text:p>
          <text:p text:style-name="P2">cv.circle(frame, {x: rect.x1, y: rect.y1}, 2, [255, 0, 0, 255], 2)</text:p>
          <text:p text:style-name="P2">if(rect.x2&gt;0 &amp;&amp; rect.y2&gt;0)</text:p>
          <text:p text:style-name="P2">cv.circle(frame, {x: rect.x2, y: rect.y2}, 2, [0, 0, 255, 255], 2)</text:p>
          <text:p text:style-name="P2">if(rect.x3&gt;0 &amp;&amp; rect.y3&gt;0)</text:p>
          <text:p text:style-name="P2">cv.circle(frame, {x: rect.x3, y: rect.y3}, 2, [0, 255, 0, 255], 2)</text:p>
          <text:p text:style-name="P2">if(rect.x4&gt;0 &amp;&amp; rect.y4&gt;0)</text:p>
          <text:p text:style-name="P2">cv.circle(frame, {x: rect.x4, y: rect.y4}, 2, [255, 0, 255, 255], 2)</text:p>
          <text:p text:style-name="P2">if(rect.x5&gt;0 &amp;&amp; rect.y5&gt;0)</text:p>
          <text:p text:style-name="P2">cv.circle(frame, {x: rect.x5, y: rect.y5}, 2, [0, 255, 255, 255], 2)</text:p>
          <text:p text:style-name="P2">var face = frameBGR.roi(rect);</text:p>
          <text:p text:style-name="P2">var name = recognize(face);</text:p>
          <text:p text:style-name="P2">cv.putText(frame, name, {x: rect.x, y: rect.y}, cv.FONT_HERSHEY_SIMPLEX, 1.0, [0, 255, 0, 255]);</text:p>
          <text:p text:style-name="P2">});</text:p>
          <text:p text:style-name="P2">cv.imshow(output, frame);</text:p>
          <text:p text:style-name="P2">// Loop this function.</text:p>
          <text:p text:style-name="P2">if (isRunning) {</text:p>
          <text:p text:style-name="P2">var delay = 1000 / FPS - (Date.now() - begin);</text:p>
          <text:p text:style-name="P2">setTimeout(captureFrame, delay);</text:p>
          <text:p text:style-name="P2">}</text:p>
          <text:p text:style-name="P2">};</text:p>
          <text:p text:style-name="P4"><text:soft-page-break/>A main loop of our application receives a frames from a camera and makes a recognition of an every detected face on the frame. We start this function ones when OpenCV.js was initialized and deep learning models were downloaded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24T15:18:25.604446725</meta:creation-date>
    <dc:date>2026-03-24T15:26:49.484679399</dc:date>
    <dc:creator>Mateusz Pomianek</dc:creator>
    <meta:editing-duration>PT2M35S</meta:editing-duration>
    <meta:editing-cycles>3</meta:editing-cycles>
    <meta:generator>LibreOffice/25.8.5.2$Linux_X86_64 LibreOffice_project/580$Build-2</meta:generator>
    <meta:document-statistic meta:table-count="1" meta:image-count="0" meta:object-count="0" meta:page-count="4" meta:paragraph-count="109" meta:word-count="861" meta:character-count="5105" meta:non-whitespace-character-count="4346"/>
  </office:meta>
</office:document-meta>
</file>